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5.4916in" text:min-label-width="0.25in" text:list-level-position-and-space-mode="label-alignment">
          <style:list-level-label-alignment text:label-followed-by="listtab" fo:margin-left="5.7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9916in" text:min-label-width="0.25in" text:list-level-position-and-space-mode="label-alignment">
          <style:list-level-label-alignment text:label-followed-by="listtab" fo:margin-left="6.2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6LVL2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3" text:style-name="WW_CharLFO6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7LVL2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3" text:style-name="WW_CharLFO7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10LVL2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3" text:style-name="WW_CharLFO10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12LVL2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3" text:style-name="WW_CharLFO12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13LVL2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14LVL2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3" text:style-name="WW_CharLFO14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5" style:parent-style-name="Основнойшрифтабзаца" style:family="text">
      <style:text-properties fo:font-size="14pt" style:font-size-asian="14pt" style:font-size-complex="14pt"/>
    </style:style>
    <style:style style:name="T6" style:parent-style-name="Основнойшрифтабзаца" style:family="text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 fo:language="en" fo:country="US"/>
    </style:style>
    <style:style style:name="P8" style:parent-style-name="Standard" style:family="paragraph">
      <style:text-properties fo:font-size="14pt" style:font-size-asian="14pt" style:font-size-complex="14pt" fo:language="en" fo:country="US"/>
    </style:style>
    <style:style style:name="T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T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" style:parent-style-name="Основнойшрифтабзаца" style:family="text">
      <style:text-properties fo:font-size="14pt" style:font-size-asian="14pt" style:font-size-complex="14pt"/>
    </style:style>
    <style:style style:name="T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" style:parent-style-name="Основнойшрифтабзаца" style:family="text">
      <style:text-properties fo:font-size="14pt" style:font-size-asian="14pt" style:font-size-complex="14pt"/>
    </style:style>
    <style:style style:name="T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" style:parent-style-name="Основнойшрифтабзаца" style:family="text">
      <style:text-properties fo:font-size="14pt" style:font-size-asian="14pt" style:font-size-complex="14pt"/>
    </style:style>
    <style:style style:name="T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" style:parent-style-name="Основнойшрифтабзаца" style:family="text">
      <style:text-properties fo:font-size="14pt" style:font-size-asian="14pt" style:font-size-complex="14pt"/>
    </style:style>
    <style:style style:name="T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" style:parent-style-name="Основнойшрифтабзаца" style:family="text">
      <style:text-properties fo:font-size="14pt" style:font-size-asian="14pt" style:font-size-complex="14pt"/>
    </style:style>
    <style:style style:name="T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T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T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T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T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T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" style:parent-style-name="Основнойшрифтабзаца" style:family="text">
      <style:text-properties fo:font-size="14pt" style:font-size-asian="14pt" style:font-size-complex="14pt"/>
    </style:style>
    <style:style style:name="T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T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T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T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 fo:language="en" fo:country="US"/>
    </style:style>
    <style:style style:name="P54" style:parent-style-name="Standard" style:family="paragraph">
      <style:text-properties fo:font-size="14pt" style:font-size-asian="14pt" style:font-size-complex="14pt" fo:language="en" fo:country="US"/>
    </style:style>
    <style:style style:name="P55" style:parent-style-name="Standard" style:family="paragraph">
      <style:text-properties fo:font-size="14pt" style:font-size-asian="14pt" style:font-size-complex="14pt" fo:language="en" fo:country="US"/>
    </style:style>
    <style:style style:name="P56" style:parent-style-name="Standard" style:family="paragraph">
      <style:text-properties fo:font-size="14pt" style:font-size-asian="14pt" style:font-size-complex="14pt" fo:language="en" fo:country="US"/>
    </style:style>
    <style:style style:name="P57" style:parent-style-name="Standard" style:family="paragraph">
      <style:text-properties fo:font-size="14pt" style:font-size-asian="14pt" style:font-size-complex="14pt" fo:language="en" fo:country="US"/>
    </style:style>
    <style:style style:name="P58" style:parent-style-name="Standard" style:family="paragraph">
      <style:text-properties fo:font-size="14pt" style:font-size-asian="14pt" style:font-size-complex="14pt" fo:language="en" fo:country="US"/>
    </style:style>
    <style:style style:name="P59" style:parent-style-name="Standard" style:family="paragraph">
      <style:text-properties fo:font-size="14pt" style:font-size-asian="14pt" style:font-size-complex="14pt" fo:language="en" fo:country="US"/>
    </style:style>
    <style:style style:name="P60" style:parent-style-name="Standard" style:family="paragraph">
      <style:text-properties fo:font-size="14pt" style:font-size-asian="14pt" style:font-size-complex="14pt" fo:language="en" fo:country="US"/>
    </style:style>
    <style:style style:name="P61" style:parent-style-name="Standard" style:family="paragraph">
      <style:text-properties fo:font-size="14pt" style:font-size-asian="14pt" style:font-size-complex="14pt" fo:language="en" fo:country="US"/>
    </style:style>
    <style:style style:name="P62" style:parent-style-name="Standard" style:family="paragraph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71" style:parent-style-name="Standard" style:family="paragraph">
      <style:text-properties fo:font-size="14pt" style:font-size-asian="14pt" style:font-size-complex="14pt"/>
    </style:style>
    <style:style style:name="P72" style:parent-style-name="Standard" style:family="paragraph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P75" style:parent-style-name="Standard" style:family="paragraph">
      <style:text-properties fo:font-size="14pt" style:font-size-asian="14pt" style:font-size-complex="14pt" fo:language="en" fo:country="US"/>
    </style:style>
    <style:style style:name="P76" style:parent-style-name="Standard" style:family="paragraph">
      <style:text-properties fo:font-size="14pt" style:font-size-asian="14pt" style:font-size-complex="14pt" fo:language="en" fo:country="US"/>
    </style:style>
    <style:style style:name="P77" style:parent-style-name="Standard" style:family="paragraph">
      <style:text-properties fo:font-size="14pt" style:font-size-asian="14pt" style:font-size-complex="14pt" fo:language="en" fo:country="US"/>
    </style:style>
    <style:style style:name="P78" style:parent-style-name="Standard" style:family="paragraph">
      <style:text-properties fo:font-size="14pt" style:font-size-asian="14pt" style:font-size-complex="14pt" fo:language="en" fo:country="US"/>
    </style:style>
    <style:style style:name="P79" style:parent-style-name="Standard" style:family="paragraph">
      <style:text-properties fo:font-size="14pt" style:font-size-asian="14pt" style:font-size-complex="14pt" fo:language="en" fo:country="US"/>
    </style:style>
    <style:style style:name="P80" style:parent-style-name="Standard" style:family="paragraph">
      <style:text-properties fo:font-size="14pt" style:font-size-asian="14pt" style:font-size-complex="14pt" fo:language="en" fo:country="US"/>
    </style:style>
    <style:style style:name="P81" style:parent-style-name="Standard" style:family="paragraph">
      <style:text-properties fo:font-size="14pt" style:font-size-asian="14pt" style:font-size-complex="14pt" fo:language="en" fo:country="US"/>
    </style:style>
    <style:style style:name="P82" style:parent-style-name="Standard" style:family="paragraph">
      <style:text-properties fo:font-size="14pt" style:font-size-asian="14pt" style:font-size-complex="14pt" fo:language="en" fo:country="US"/>
    </style:style>
    <style:style style:name="P83" style:parent-style-name="Standard" style:family="paragraph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P89" style:parent-style-name="Standard" style:family="paragraph">
      <style:text-properties fo:font-size="14pt" style:font-size-asian="14pt" style:font-size-complex="14pt"/>
    </style:style>
    <style:style style:name="P90" style:parent-style-name="Standard" style:family="paragraph">
      <style:text-properties fo:font-size="14pt" style:font-size-asian="14pt" style:font-size-complex="14pt" fo:language="en" fo:country="US"/>
    </style:style>
    <style:style style:name="P91" style:parent-style-name="Standard" style:family="paragraph">
      <style:text-properties fo:font-size="14pt" style:font-size-asian="14pt" style:font-size-complex="14pt" fo:language="en" fo:country="US"/>
    </style:style>
    <style:style style:name="P92" style:parent-style-name="Standard" style:family="paragraph">
      <style:text-properties fo:font-size="14pt" style:font-size-asian="14pt" style:font-size-complex="14pt" fo:language="en" fo:country="US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family="paragraph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97" style:parent-style-name="Standard" style:family="paragraph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1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P107" style:parent-style-name="Standard" style:family="paragraph">
      <style:text-properties fo:font-size="14pt" style:font-size-asian="14pt" style:font-size-complex="14pt"/>
    </style:style>
    <style:style style:name="P108" style:parent-style-name="Standard" style:family="paragraph">
      <style:text-properties fo:font-size="14pt" style:font-size-asian="14pt" style:font-size-complex="14pt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T1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P116" style:parent-style-name="Standard" style:family="paragraph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T1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fo:font-size="14pt" style:font-size-asian="14pt" style:font-size-complex="14pt"/>
    </style:style>
    <style:style style:name="P124" style:parent-style-name="Standard" style:family="paragraph">
      <style:text-properties fo:font-size="14pt" style:font-size-asian="14pt" style:font-size-complex="14pt"/>
    </style:style>
    <style:style style:name="T1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P131" style:parent-style-name="Standard" style:family="paragraph"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P142" style:parent-style-name="Standard" style:family="paragraph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T1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T1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T1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P151" style:parent-style-name="Standard" style:family="paragraph">
      <style:text-properties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P155" style:parent-style-name="Standard" style:family="paragraph">
      <style:text-properties fo:font-size="14pt" style:font-size-asian="14pt" style:font-size-complex="14pt"/>
    </style:style>
    <style:style style:name="T1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7" style:parent-style-name="Основнойшрифтабзаца" style:family="text">
      <style:text-properties fo:font-size="14pt" style:font-size-asian="14pt" style:font-size-complex="14pt"/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T1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T1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2" style:parent-style-name="Основнойшрифтабзаца" style:family="text">
      <style:text-properties fo:font-size="14pt" style:font-size-asian="14pt" style:font-size-complex="14pt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65" style:parent-style-name="Standard" style:family="paragraph">
      <style:text-properties fo:font-size="14pt" style:font-size-asian="14pt" style:font-size-complex="14pt" fo:language="en" fo:country="US"/>
    </style:style>
    <style:style style:name="P166" style:parent-style-name="Standard" style:family="paragraph">
      <style:text-properties fo:font-size="14pt" style:font-size-asian="14pt" style:font-size-complex="14pt" fo:language="en" fo:country="US"/>
    </style:style>
    <style:style style:name="P167" style:parent-style-name="Standard" style:family="paragraph">
      <style:text-properties fo:font-size="14pt" style:font-size-asian="14pt" style:font-size-complex="14pt" fo:language="en" fo:country="US"/>
    </style:style>
    <style:style style:name="P1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9" style:parent-style-name="Standard" style:list-style-name="LFO3" style:family="paragraph"/>
    <style:style style:name="T170" style:parent-style-name="Основнойшрифтабзаца" style:family="text">
      <style:text-properties fo:font-size="14pt" style:font-size-asian="14pt" style:font-size-complex="14pt"/>
    </style:style>
    <style:style style:name="T1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72" style:parent-style-name="Standard" style:list-style-name="LFO3" style:family="paragraph"/>
    <style:style style:name="T173" style:parent-style-name="Основнойшрифтабзаца" style:family="text">
      <style:text-properties fo:font-size="14pt" style:font-size-asian="14pt" style:font-size-complex="14pt"/>
    </style:style>
    <style:style style:name="T1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75" style:parent-style-name="Standard" style:list-style-name="LFO3" style:family="paragraph">
      <style:text-properties fo:font-size="14pt" style:font-size-asian="14pt" style:font-size-complex="14pt"/>
    </style:style>
    <style:style style:name="P176" style:parent-style-name="Standard" style:list-style-name="LFO7" style:family="paragraph"/>
    <style:style style:name="T1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79" style:parent-style-name="Standard" style:list-style-name="LFO7" style:family="paragraph">
      <style:text-properties fo:font-size="14pt" style:font-size-asian="14pt" style:font-size-complex="14pt"/>
    </style:style>
    <style:style style:name="P180" style:parent-style-name="Standard" style:list-style-name="LFO6" style:family="paragraph"/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T1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83" style:parent-style-name="Standard" style:list-style-name="LFO6" style:family="paragraph">
      <style:text-properties fo:font-size="14pt" style:font-size-asian="14pt" style:font-size-complex="14pt"/>
    </style:style>
    <style:style style:name="P184" style:parent-style-name="Standard" style:list-style-name="LFO6" style:family="paragraph"/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T1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87" style:parent-style-name="Standard" style:list-style-name="LFO6" style:family="paragraph"/>
    <style:style style:name="T188" style:parent-style-name="Основнойшрифтабзаца" style:family="text">
      <style:text-properties fo:font-size="14pt" style:font-size-asian="14pt" style:font-size-complex="14pt"/>
    </style:style>
    <style:style style:name="T1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0" style:parent-style-name="Основнойшрифтабзаца" style:family="text">
      <style:text-properties fo:font-size="14pt" style:font-size-asian="14pt" style:font-size-complex="14pt"/>
    </style:style>
    <style:style style:name="T1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T193" style:parent-style-name="Основнойшрифтабзаца" style:family="text">
      <style:text-properties fo:font-size="14pt" style:font-size-asian="14pt" style:font-size-complex="14pt"/>
    </style:style>
    <style:style style:name="P194" style:parent-style-name="Standard" style:list-style-name="LFO10" style:family="paragraph"/>
    <style:style style:name="T195" style:parent-style-name="Основнойшрифтабзаца" style:family="text">
      <style:text-properties fo:font-size="14pt" style:font-size-asian="14pt" style:font-size-complex="14pt"/>
    </style:style>
    <style:style style:name="T1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97" style:parent-style-name="Standard" style:list-style-name="LFO10" style:family="paragraph"/>
    <style:style style:name="T198" style:parent-style-name="Основнойшрифтабзаца" style:family="text">
      <style:text-properties fo:font-size="14pt" style:font-size-asian="14pt" style:font-size-complex="14pt"/>
    </style:style>
    <style:style style:name="T1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00" style:parent-style-name="Standard" style:list-style-name="LFO10" style:family="paragraph"/>
    <style:style style:name="T201" style:parent-style-name="Основнойшрифтабзаца" style:family="text">
      <style:text-properties fo:font-size="14pt" style:font-size-asian="14pt" style:font-size-complex="14pt"/>
    </style:style>
    <style:style style:name="T2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03" style:parent-style-name="Standard" style:list-style-name="LFO10" style:family="paragraph">
      <style:text-properties fo:font-size="14pt" style:font-size-asian="14pt" style:font-size-complex="14pt"/>
    </style:style>
    <style:style style:name="P204" style:parent-style-name="Standard" style:list-style-name="LFO10" style:family="paragraph">
      <style:text-properties fo:font-size="14pt" style:font-size-asian="14pt" style:font-size-complex="14pt"/>
    </style:style>
    <style:style style:name="P205" style:parent-style-name="Standard" style:list-style-name="LFO10" style:family="paragraph"/>
    <style:style style:name="T206" style:parent-style-name="Основнойшрифтабзаца" style:family="text">
      <style:text-properties fo:font-size="14pt" style:font-size-asian="14pt" style:font-size-complex="14pt"/>
    </style:style>
    <style:style style:name="T2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8" style:parent-style-name="Основнойшрифтабзаца" style:family="text">
      <style:text-properties fo:font-size="14pt" style:font-size-asian="14pt" style:font-size-complex="14pt"/>
    </style:style>
    <style:style style:name="T2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10" style:parent-style-name="Standard" style:list-style-name="LFO12" style:family="paragraph"/>
    <style:style style:name="T211" style:parent-style-name="Основнойшрифтабзаца" style:family="text">
      <style:text-properties fo:font-size="14pt" style:font-size-asian="14pt" style:font-size-complex="14pt"/>
    </style:style>
    <style:style style:name="T2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13" style:parent-style-name="Standard" style:list-style-name="LFO12" style:family="paragraph">
      <style:text-properties fo:font-size="14pt" style:font-size-asian="14pt" style:font-size-complex="14pt"/>
    </style:style>
    <style:style style:name="P214" style:parent-style-name="Standard" style:list-style-name="LFO12" style:family="paragraph"/>
    <style:style style:name="T215" style:parent-style-name="Основнойшрифтабзаца" style:family="text">
      <style:text-properties fo:font-size="14pt" style:font-size-asian="14pt" style:font-size-complex="14pt"/>
    </style:style>
    <style:style style:name="T2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17" style:parent-style-name="Standard" style:list-style-name="LFO12" style:family="paragraph">
      <style:text-properties fo:font-size="14pt" style:font-size-asian="14pt" style:font-size-complex="14pt"/>
    </style:style>
    <style:style style:name="P218" style:parent-style-name="Standard" style:list-style-name="LFO12" style:family="paragraph"/>
    <style:style style:name="T219" style:parent-style-name="Основнойшрифтабзаца" style:family="text">
      <style:text-properties fo:font-size="14pt" style:font-size-asian="14pt" style:font-size-complex="14pt"/>
    </style:style>
    <style:style style:name="T2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21" style:parent-style-name="Standard" style:list-style-name="LFO12" style:family="paragraph"/>
    <style:style style:name="T222" style:parent-style-name="Основнойшрифтабзаца" style:family="text">
      <style:text-properties fo:font-size="14pt" style:font-size-asian="14pt" style:font-size-complex="14pt"/>
    </style:style>
    <style:style style:name="T2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24" style:parent-style-name="Standard" style:list-style-name="LFO12" style:family="paragraph"/>
    <style:style style:name="T225" style:parent-style-name="Основнойшрифтабзаца" style:family="text">
      <style:text-properties fo:font-size="14pt" style:font-size-asian="14pt" style:font-size-complex="14pt"/>
    </style:style>
    <style:style style:name="T2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27" style:parent-style-name="Standard" style:list-style-name="LFO12" style:family="paragraph"/>
    <style:style style:name="T228" style:parent-style-name="Основнойшрифтабзаца" style:family="text">
      <style:text-properties fo:font-size="14pt" style:font-size-asian="14pt" style:font-size-complex="14pt"/>
    </style:style>
    <style:style style:name="T2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30" style:parent-style-name="Standard" style:list-style-name="LFO13" style:family="paragraph"/>
    <style:style style:name="T231" style:parent-style-name="Основнойшрифтабзаца" style:family="text">
      <style:text-properties fo:font-size="14pt" style:font-size-asian="14pt" style:font-size-complex="14pt"/>
    </style:style>
    <style:style style:name="T2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33" style:parent-style-name="Standard" style:list-style-name="LFO13" style:family="paragraph"/>
    <style:style style:name="T234" style:parent-style-name="Основнойшрифтабзаца" style:family="text">
      <style:text-properties fo:font-size="14pt" style:font-size-asian="14pt" style:font-size-complex="14pt"/>
    </style:style>
    <style:style style:name="T2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36" style:parent-style-name="Standard" style:list-style-name="LFO13" style:family="paragraph"/>
    <style:style style:name="T237" style:parent-style-name="Основнойшрифтабзаца" style:family="text">
      <style:text-properties fo:font-size="14pt" style:font-size-asian="14pt" style:font-size-complex="14pt"/>
    </style:style>
    <style:style style:name="T2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9" style:parent-style-name="Основнойшрифтабзаца" style:family="text">
      <style:text-properties fo:font-size="14pt" style:font-size-asian="14pt" style:font-size-complex="14pt"/>
    </style:style>
    <style:style style:name="T2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1" style:parent-style-name="Основнойшрифтабзаца" style:family="text">
      <style:text-properties fo:font-size="14pt" style:font-size-asian="14pt" style:font-size-complex="14pt"/>
    </style:style>
    <style:style style:name="T2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43" style:parent-style-name="Standard" style:list-style-name="LFO13" style:family="paragraph"/>
    <style:style style:name="T244" style:parent-style-name="Основнойшрифтабзаца" style:family="text">
      <style:text-properties fo:font-size="14pt" style:font-size-asian="14pt" style:font-size-complex="14pt"/>
    </style:style>
    <style:style style:name="T2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46" style:parent-style-name="Standard" style:list-style-name="LFO13" style:family="paragraph"/>
    <style:style style:name="T2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49" style:parent-style-name="Standard" style:list-style-name="LFO13" style:family="paragraph">
      <style:text-properties fo:font-size="14pt" style:font-size-asian="14pt" style:font-size-complex="14pt"/>
    </style:style>
    <style:style style:name="P250" style:parent-style-name="Standard" style:list-style-name="LFO14" style:family="paragraph"/>
    <style:style style:name="T251" style:parent-style-name="Основнойшрифтабзаца" style:family="text">
      <style:text-properties fo:font-size="14pt" style:font-size-asian="14pt" style:font-size-complex="14pt"/>
    </style:style>
    <style:style style:name="T2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53" style:parent-style-name="Standard" style:list-style-name="LFO14" style:family="paragraph"/>
    <style:style style:name="T254" style:parent-style-name="Основнойшрифтабзаца" style:family="text">
      <style:text-properties fo:font-size="14pt" style:font-size-asian="14pt" style:font-size-complex="14pt"/>
    </style:style>
    <style:style style:name="T2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6" style:parent-style-name="Основнойшрифтабзаца" style:family="text">
      <style:text-properties fo:font-size="14pt" style:font-size-asian="14pt" style:font-size-complex="14pt"/>
    </style:style>
    <style:style style:name="T257" style:parent-style-name="Основнойшрифтабзаца" style:family="text">
      <style:text-properties fo:font-size="14pt" style:font-size-asian="14pt" style:font-size-complex="14pt"/>
    </style:style>
    <style:style style:name="T2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59" style:parent-style-name="Standard" style:list-style-name="LFO14" style:family="paragraph">
      <style:text-properties fo:font-size="14pt" style:font-size-asian="14pt" style:font-size-complex="14pt"/>
    </style:style>
    <style:style style:name="T26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6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6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63" style:parent-style-name="Standard" style:family="paragraph">
      <style:text-properties fo:font-size="16pt" style:font-size-asian="16pt" style:font-size-complex="16pt" fo:language="en" fo:country="US"/>
    </style:style>
    <style:style style:name="P264" style:parent-style-name="Standard" style:family="paragraph">
      <style:text-properties fo:font-size="16pt" style:font-size-asian="16pt" style:font-size-complex="16pt" fo:language="en" fo:country="US"/>
    </style:style>
    <style:style style:name="T26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6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6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2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69" style:parent-style-name="Основнойшрифтабзаца" style:family="text">
      <style:text-properties fo:font-size="14pt" style:font-size-asian="14pt" style:font-size-complex="14pt"/>
    </style:style>
    <style:style style:name="T270" style:parent-style-name="Основнойшрифтабзаца" style:family="text">
      <style:text-properties fo:font-size="14pt" style:font-size-asian="14pt" style:font-size-complex="14pt"/>
    </style:style>
    <style:style style:name="T271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ФИО:<text:s/>Голуб Егор Евгеньевич</text:p>
      <text:p text:style-name="P2">Группа: СКБ251</text:p>
      <text:p text:style-name="P3"/>
      <text:p text:style-name="Standard"><text:span text:style-name="T4">1. Задание:</text:span></text:p>
      <text:p text:style-name="Standard"><text:span text:style-name="T5"><text:tab/></text:span><text:span text:style-name="T6">Реализовать шаблонный класс MyPipeline&lt;T&gt; - конвейер обработки данных типа T. Конвейер состоит из шагов. Каждый шаг преобразует значение по правилу T -&gt; T.</text:span></text:p>
      <text:p text:style-name="P7">1.2.<text:s/>Ограничения</text:p>
      <text:p text:style-name="P8">1.2.1. Класс обязан быть шаблонным: template&lt;class T&gt; class MyPipeline.</text:p>
      <text:p text:style-name="Standard"><text:span text:style-name="T9">1.</text:span><text:span text:style-name="T10">2.2. Разрешено использовать:<text:s/></text:span><text:span text:style-name="T11">std</text:span><text:span text:style-name="T12">::</text:span><text:span text:style-name="T13">vector</text:span><text:span text:style-name="T14">,<text:s/></text:span><text:span text:style-name="T15">std</text:span><text:span text:style-name="T16">::</text:span><text:span text:style-name="T17">function</text:span><text:span text:style-name="T18">, стандартные исключения.</text:span></text:p>
      <text:p text:style-name="Standard"><text:span text:style-name="T19">1.</text:span><text:span text:style-name="T20">2.3. Запрещено использовать готовые библиотеки/классы<text:s/></text:span><text:span text:style-name="T21">pipeline</text:span><text:span text:style-name="T22">.</text:span></text:p>
      <text:p text:style-name="Standard"><text:span text:style-name="T23">1.</text:span><text:span text:style-name="T24">2.4. Индекс шага отдельно не хранится. Индекс шага - это позиция шага в контейнере (0..</text:span><text:span text:style-name="T25">size</text:span><text:span text:style-name="T26">-1).</text:span></text:p>
      <text:p text:style-name="P27"/>
      <text:p text:style-name="Standard"><text:span text:style-name="T28">1.</text:span><text:span text:style-name="T29">3. Представление шага</text:span></text:p>
      <text:p text:style-name="P30">Каждый шаг должен хранить:</text:p>
      <text:p text:style-name="Standard"><text:span text:style-name="T31">-<text:s/></text:span><text:span text:style-name="T32">name</text:span><text:span text:style-name="T33">:<text:s/></text:span><text:span text:style-name="T34">std</text:span><text:span text:style-name="T35">::</text:span><text:span text:style-name="T36">string</text:span></text:p>
      <text:p text:style-name="Standard"><text:span text:style-name="T37">-<text:s/></text:span><text:span text:style-name="T38">func</text:span><text:span text:style-name="T39">: вызываемый объект, который принимает<text:s/></text:span><text:span text:style-name="T40">T</text:span><text:span text:style-name="T41"><text:s/>и возвращает<text:s/></text:span><text:span text:style-name="T42">T</text:span><text:span text:style-name="T43"><text:s/>(лямбда/функтор/функция)</text:span></text:p>
      <text:p text:style-name="P44"/>
      <text:p text:style-name="Standard"><text:span text:style-name="T45">1.</text:span><text:span text:style-name="T46">4. Требуемый интерфейс<text:s/></text:span><text:span text:style-name="T47">MyPipeline</text:span><text:span text:style-name="T48">&lt;</text:span><text:span text:style-name="T49">T</text:span><text:span text:style-name="T50">&gt;</text:span></text:p>
      <text:p text:style-name="Standard"><text:span text:style-name="T51">1.</text:span><text:span text:style-name="T52">4.1. Базовые методы</text:span></text:p>
      <text:p text:style-name="P53">- MyPipeline();</text:p>
      <text:p text:style-name="P54">- size_t size() const;</text:p>
      <text:p text:style-name="P55">- bool empty() const;</text:p>
      <text:p text:style-name="P56">- void clear();</text:p>
      <text:p text:style-name="P57"/>
      <text:p text:style-name="P58">1.4.2. Добавление шага</text:p>
      <text:p text:style-name="P59">template&lt;class F&gt;</text:p>
      <text:p text:style-name="P60">void addStep(const std::string&amp; name, F func);</text:p>
      <text:p text:style-name="P61"/>
      <text:p text:style-name="P62">Условия:</text:p>
      <text:p text:style-name="Standard"><text:span text:style-name="T63">- если<text:s/></text:span><text:span text:style-name="T64">name</text:span><text:span text:style-name="T65"><text:s/>пустая строка, выбросить<text:s/></text:span><text:span text:style-name="T66">std</text:span><text:span text:style-name="T67">::</text:span><text:span text:style-name="T68">invalid</text:span><text:span text:style-name="T69">_</text:span><text:span text:style-name="T70">argument</text:span></text:p>
      <text:p text:style-name="P71">- шаг добавляется в конец</text:p>
      <text:p text:style-name="P72"/>
      <text:p text:style-name="Standard"><text:span text:style-name="T73">1.</text:span><text:span text:style-name="T74">4.3. Удаление шага</text:span></text:p>
      <text:p text:style-name="P75">void removeStep(size_t index);</text:p>
      <text:p text:style-name="P76"/>
      <text:p text:style-name="P77">Условия:</text:p>
      <text:p text:style-name="P78">- если index вне диапазона [0; size()), выбросить std::out_of_range</text:p>
      <text:p text:style-name="P79"/>
      <text:p text:style-name="P80">1.4.4. Запуск конвейера</text:p>
      <text:p text:style-name="P81">T run(T value) const;</text:p>
      <text:p text:style-name="P82"/>
      <text:p text:style-name="P83">Условия:</text:p>
      <text:p text:style-name="Standard"><text:span text:style-name="T84">- последовательно применить все шаги к<text:s/></text:span><text:span text:style-name="T85">value</text:span></text:p>
      <text:p text:style-name="Standard"><text:span text:style-name="T86">- если шагов нет, вернуть<text:s/></text:span><text:span text:style-name="T87">value</text:span><text:span text:style-name="T88"><text:s/>без изменений</text:span></text:p>
      <text:p text:style-name="P89"/>
      <text:p text:style-name="P90">1.4.5. Трассировка</text:p>
      <text:p text:style-name="P91">std::vector&lt;T&gt; trace(T value) const;</text:p>
      <text:p text:style-name="P92"/>
      <text:p text:style-name="P93">Условия:</text:p>
      <text:p text:style-name="P94">- вернуть значения результата после каждого шага по порядку</text:p>
      <text:p text:style-name="Standard"><text:span text:style-name="T95">- если шагов нет, вернуть пустой<text:s/></text:span><text:span text:style-name="T96">vector</text:span></text:p>
      <text:p text:style-name="P97"/>
      <text:p text:style-name="Standard"><text:span text:style-name="T98">1.</text:span><text:span text:style-name="T99">5. Вывод в поток</text:span></text:p>
      <text:p text:style-name="Standard"><text:span text:style-name="T100">Перегрузить<text:s/></text:span><text:span text:style-name="T101">operator</text:span><text:span text:style-name="T102">&lt;&lt; для вывода<text:s/></text:span><text:span text:style-name="T103">MyPipeline</text:span><text:span text:style-name="T104">&lt;</text:span><text:span text:style-name="T105">T</text:span><text:span text:style-name="T106">&gt; в удобочитаемом виде.</text:span></text:p>
      <text:p text:style-name="P107">Требования к выводу:</text:p>
      <text:p text:style-name="P108">- количество шагов</text:p>
      <text:p text:style-name="Standard"><text:span text:style-name="T109">- список шагов: "</text:span><text:span text:style-name="T110">i</text:span><text:span text:style-name="T111">)<text:s/></text:span><text:span text:style-name="T112">name</text:span><text:span text:style-name="T113">" для каждого шага, где<text:s/></text:span><text:span text:style-name="T114">i</text:span><text:span text:style-name="T115"><text:s/>- индекс (позиция в контейнере)</text:span></text:p>
      <text:p text:style-name="P116"/>
      <text:p text:style-name="Standard"><text:span text:style-name="T117">1.</text:span><text:span text:style-name="T118">6. Требования к<text:s/></text:span><text:span text:style-name="T119">main</text:span><text:span text:style-name="T120">()</text:span></text:p>
      <text:p text:style-name="Standard"><text:span text:style-name="T121">В<text:s/></text:span><text:span text:style-name="T122">main</text:span><text:span text:style-name="T123">() реализовать:</text:span></text:p>
      <text:p text:style-name="P124"/>
      <text:p text:style-name="Standard"><text:span text:style-name="T125">1.</text:span><text:span text:style-name="T126">6.1. Демонстрация<text:s/></text:span><text:span text:style-name="T127">MyPipeline</text:span><text:span text:style-name="T128">&lt;</text:span><text:span text:style-name="T129">int</text:span><text:span text:style-name="T130">&gt;</text:span></text:p>
      <text:p text:style-name="P131">- добавить минимум 3 шага</text:p>
      <text:p text:style-name="Standard"><text:span text:style-name="T132">- вывести<text:s/></text:span><text:span text:style-name="T133">pipeline</text:span><text:span text:style-name="T134"><text:s/>через<text:s/></text:span><text:span text:style-name="T135">cout</text:span></text:p>
      <text:p text:style-name="Standard"><text:span text:style-name="T136">- вывести результат<text:s/></text:span><text:span text:style-name="T137">run</text:span><text:span text:style-name="T138"><text:s/>для одного входного значения</text:span></text:p>
      <text:p text:style-name="Standard"><text:span text:style-name="T139">- вывести все элементы<text:s/></text:span><text:span text:style-name="T140">trace</text:span><text:span text:style-name="T141"><text:s/>для того же входного значения</text:span></text:p>
      <text:p text:style-name="P142"/>
      <text:p text:style-name="Standard"><text:span text:style-name="T143">1.</text:span><text:span text:style-name="T144">6.2. Демонстрация<text:s/></text:span><text:span text:style-name="T145">MyPipeline</text:span><text:span text:style-name="T146">&lt;</text:span><text:span text:style-name="T147">std</text:span><text:span text:style-name="T148">::</text:span><text:span text:style-name="T149">string</text:span><text:span text:style-name="T150">&gt;</text:span></text:p>
      <text:p text:style-name="P151">- добавить минимум 3 шага</text:p>
      <text:p text:style-name="Standard"><text:span text:style-name="T152">- вывести результат<text:s/></text:span><text:span text:style-name="T153">run</text:span><text:span text:style-name="T154"><text:s/>для одной входной строки</text:span></text:p>
      <text:p text:style-name="P155"/>
      <text:p text:style-name="Standard"><text:span text:style-name="T156">1.</text:span><text:span text:style-name="T157">6.3. Демонстрация исключения</text:span></text:p>
      <text:p text:style-name="Standard"><text:span text:style-name="T158">- оформить<text:s/></text:span><text:span text:style-name="T159">try</text:span><text:span text:style-name="T160">/</text:span><text:span text:style-name="T161">catch</text:span><text:span text:style-name="T162"><text:s/>и показать перехват одного исключения на выбор:</text:span></text:p>
      <text:p text:style-name="Standard"><text:span text:style-name="T163"><text:s text:c="2"/></text:span><text:span text:style-name="T164">removeStep(100) -&gt; std::out_of_range</text:span></text:p>
      <text:p text:style-name="P165"><text:s text:c="2"/>addStep("", ...) -&gt; std::invalid_argument</text:p>
      <text:p text:style-name="P166"/>
      <text:p text:style-name="P167"/>
      <text:p text:style-name="P168">2. Описание алгоритма:</text:p>
      <text:list text:style-name="LFO3" text:continue-numbering="true">
        <text:list-item>
          <text:p text:style-name="P169"><text:span text:style-name="T170">Класс<text:s/></text:span><text:span text:style-name="T171">MyPipeLine</text:span></text:p>
          <text:list text:continue-numbering="true">
            <text:list-item>
              <text:p text:style-name="P172"><text:span text:style-name="T173">Структура<text:s/></text:span><text:span text:style-name="T174">Step:</text:span></text:p>
              <text:list text:continue-numbering="true">
                <text:list-item>
                  <text:p text:style-name="P175">Нужна для хранения имени каждого шага и функции, которая выполняется на данном шаге</text:p>
                </text:list-item>
              </text:list>
            </text:list-item>
          </text:list>
        </text:list-item>
      </text:list>
      <text:list text:style-name="LFO7" text:continue-numbering="true">
        <text:list-item>
          <text:p text:style-name="P176"><text:span text:style-name="T177">V</text:span><text:span text:style-name="T178">ector&lt;Step&gt; steps:</text:span></text:p>
          <text:list text:continue-numbering="true">
            <text:list-item>
              <text:p text:style-name="P179">Хранит в себе все шаги, которые будут выполняться</text:p>
            </text:list-item>
          </text:list>
        </text:list-item>
      </text:list>
      <text:soft-page-break/>
      <text:list text:style-name="LFO6" text:continue-numbering="true">
        <text:list-item>
          <text:p text:style-name="P180"><text:span text:style-name="T181">Функция<text:s/></text:span><text:span text:style-name="T182">size_t size:</text:span></text:p>
          <text:list text:continue-numbering="true">
            <text:list-item>
              <text:p text:style-name="P183">Возвращает количество элементов-шагов в массиве шагов</text:p>
            </text:list-item>
          </text:list>
        </text:list-item>
        <text:list-item>
          <text:p text:style-name="P184"><text:span text:style-name="T185">Функция<text:s/></text:span><text:span text:style-name="T186">bool empty:</text:span></text:p>
          <text:list text:continue-numbering="true">
            <text:list-item>
              <text:p text:style-name="P187"><text:span text:style-name="T188">Проверка на то, пустой ли<text:s/></text:span><text:span text:style-name="T189">vector</text:span><text:span text:style-name="T190"><text:s/></text:span><text:span text:style-name="T191">steps</text:span><text:span text:style-name="T192"><text:s/></text:span><text:span text:style-name="T193">или нет</text:span></text:p>
            </text:list-item>
          </text:list>
        </text:list-item>
      </text:list>
      <text:list text:style-name="LFO10" text:continue-numbering="true">
        <text:list-item>
          <text:p text:style-name="P194"><text:span text:style-name="T195">Функция<text:s/></text:span><text:span text:style-name="T196">void clear:</text:span></text:p>
          <text:list text:continue-numbering="true">
            <text:list-item>
              <text:p text:style-name="P197"><text:span text:style-name="T198">Очищает<text:s/></text:span><text:span text:style-name="T199">vector steps</text:span></text:p>
            </text:list-item>
          </text:list>
        </text:list-item>
        <text:list-item>
          <text:p text:style-name="P200"><text:span text:style-name="T201">Функция<text:s/></text:span><text:span text:style-name="T202">void AddStep:</text:span></text:p>
          <text:list text:continue-numbering="true">
            <text:list-item>
              <text:p text:style-name="P203">Принимает имя нового шага и функцию на этом шаге</text:p>
            </text:list-item>
            <text:list-item>
              <text:p text:style-name="P204">Проверяет, пусто ли имя шага</text:p>
            </text:list-item>
            <text:list-item>
              <text:p text:style-name="P205"><text:span text:style-name="T206">Добавляет новый шаг в<text:s/></text:span><text:span text:style-name="T207">vector</text:span><text:span text:style-name="T208"><text:s/></text:span><text:span text:style-name="T209">steps</text:span></text:p>
            </text:list-item>
          </text:list>
        </text:list-item>
      </text:list>
      <text:list text:style-name="LFO12" text:continue-numbering="true">
        <text:list-item>
          <text:p text:style-name="P210"><text:span text:style-name="T211">Функция<text:s/></text:span><text:span text:style-name="T212">void removeStep:</text:span></text:p>
          <text:list text:continue-numbering="true">
            <text:list-item>
              <text:p text:style-name="P213">Принимает индекс шага, который нужно удалить</text:p>
            </text:list-item>
            <text:list-item>
              <text:p text:style-name="P214"><text:span text:style-name="T215">Проверяет, есть ли шаг с таким индексом в<text:s/></text:span><text:span text:style-name="T216">steps</text:span></text:p>
            </text:list-item>
            <text:list-item>
              <text:p text:style-name="P217">Если есть, то удаляет его</text:p>
            </text:list-item>
          </text:list>
        </text:list-item>
        <text:list-item>
          <text:p text:style-name="P218"><text:span text:style-name="T219">Функция<text:s/></text:span><text:span text:style-name="T220">T run:</text:span></text:p>
          <text:list text:continue-numbering="true">
            <text:list-item>
              <text:p text:style-name="P221"><text:span text:style-name="T222">Принимает значение<text:s/></text:span><text:span text:style-name="T223">T value:</text:span></text:p>
            </text:list-item>
            <text:list-item>
              <text:p text:style-name="P224"><text:span text:style-name="T225">Поэтапно применяет функции из каждого шага для этого<text:s/></text:span><text:span text:style-name="T226">value</text:span></text:p>
            </text:list-item>
            <text:list-item>
              <text:p text:style-name="P227"><text:span text:style-name="T228">Возвращает изменённый<text:s/></text:span><text:span text:style-name="T229">value</text:span></text:p>
            </text:list-item>
          </text:list>
        </text:list-item>
      </text:list>
      <text:list text:style-name="LFO13" text:continue-numbering="true">
        <text:list-item>
          <text:p text:style-name="P230"><text:span text:style-name="T231">Функция<text:s/></text:span><text:span text:style-name="T232">vector&lt;T&gt; trace:</text:span></text:p>
          <text:list text:continue-numbering="true">
            <text:list-item>
              <text:p text:style-name="P233"><text:span text:style-name="T234">Принимает значение<text:s/></text:span><text:span text:style-name="T235">T value</text:span></text:p>
            </text:list-item>
            <text:list-item>
              <text:p text:style-name="P236"><text:span text:style-name="T237">Поэтапно применяет функции из каждого шага для этого<text:s/></text:span><text:span text:style-name="T238">value</text:span><text:span text:style-name="T239">, при этом записывая каждый результат после шага в созданный<text:s/></text:span><text:span text:style-name="T240">vector</text:span><text:span text:style-name="T241"><text:s/></text:span><text:span text:style-name="T242">result</text:span></text:p>
            </text:list-item>
            <text:list-item>
              <text:p text:style-name="P243"><text:span text:style-name="T244">Возвращает<text:s/></text:span><text:span text:style-name="T245">result</text:span></text:p>
            </text:list-item>
          </text:list>
        </text:list-item>
        <text:list-item>
          <text:p text:style-name="P246"><text:span text:style-name="T247">O</text:span><text:span text:style-name="T248">perator &lt;&lt;:</text:span></text:p>
          <text:list text:continue-numbering="true">
            <text:list-item>
              <text:p text:style-name="P249">Перегружаем оператор<text:s/>&lt;&lt;,<text:s/>чтобы он выводил информацию об объекте класса в удобной нам форме</text:p>
            </text:list-item>
          </text:list>
        </text:list-item>
      </text:list>
      <text:list text:style-name="LFO14" text:continue-numbering="true">
        <text:list-item>
          <text:p text:style-name="P250"><text:span text:style-name="T251">Функция<text:s/></text:span><text:span text:style-name="T252">main:</text:span></text:p>
          <text:list text:continue-numbering="true">
            <text:list-item>
              <text:p text:style-name="P253"><text:span text:style-name="T254">Создаём примеры класса<text:s/></text:span><text:span text:style-name="T255">MyPipeLine</text:span><text:span text:style-name="T256"><text:s/></text:span><text:span text:style-name="T257">и применяем к ним функции<text:s/></text:span><text:span text:style-name="T258">MyPipeLine</text:span></text:p>
            </text:list-item>
            <text:list-item>
              <text:p text:style-name="P259">Нарочно вызываем ошибки</text:p>
            </text:list-item>
          </text:list>
        </text:list-item>
      </text:list>
      <text:p text:style-name="Standard"><text:span text:style-name="T260">3.<text:s/></text:span><text:span text:style-name="T261">Код</text:span><text:span text:style-name="T262">:</text:span></text:p>
      <text:p text:style-name="P263">//<text:line-break/>// Created by user on 22.02.2026.<text:line-break/>//<text:line-break/>#include &lt;functional&gt;<text:line-break/>#include &lt;iostream&gt;<text:line-break/><text:line-break/>using namespace std;<text:line-break/><text:line-break/>template&lt;typename T&gt;<text:line-break/><text:soft-page-break/>class MyPipeLine {<text:line-break/><text:s text:c="4"/>struct Step {<text:line-break/><text:s text:c="8"/>string name;<text:line-break/><text:s text:c="8"/>function&lt;T(T)&gt; func;<text:line-break/><text:s text:c="4"/>};<text:line-break/><text:s text:c="4"/>vector&lt;Step&gt; steps;<text:line-break/>public:<text:line-break/><text:s text:c="4"/>[[nodiscard]] size_t size() const { return steps.size(); }<text:line-break/><text:s text:c="4"/>[[nodiscard]] bool empty() const { return steps.empty(); }<text:line-break/><text:s text:c="4"/>void clear() { steps.clear(); }<text:line-break/><text:s text:c="4"/>template&lt;typename F&gt;<text:line-break/><text:s text:c="4"/>void addStep(const string&amp; name, F func) {<text:line-break/><text:s text:c="8"/>if (name.empty()) {<text:line-break/><text:s text:c="12"/>throw invalid_argument("Name is empty");<text:line-break/><text:s text:c="8"/>}<text:line-break/><text:s text:c="8"/>steps.push_back(Step{name, function&lt;T(T)&gt;(func)});<text:line-break/><text:s text:c="4"/>}<text:line-break/><text:s text:c="4"/>void removeStep(size_t index) {<text:line-break/><text:s text:c="8"/>if (index &gt;= steps.size()) {<text:line-break/><text:s text:c="12"/>throw out_of_range("Index out of range");<text:line-break/><text:s text:c="8"/>}<text:line-break/><text:s text:c="8"/>steps.erase(steps.begin() + index);<text:line-break/><text:s text:c="4"/>}<text:line-break/><text:s text:c="4"/>T run(T value) {<text:line-break/><text:s text:c="8"/>for (auto&amp; step : steps) {<text:line-break/><text:s text:c="12"/>value = step.func(value);<text:line-break/><text:s text:c="8"/>}<text:line-break/><text:s text:c="8"/>return value;<text:line-break/><text:s text:c="4"/>}<text:line-break/><text:s text:c="4"/>vector&lt;T&gt; trace(T value) {<text:line-break/><text:s text:c="8"/>vector&lt;T&gt; result;<text:line-break/><text:s text:c="8"/>for (auto&amp; step : steps) {<text:line-break/><text:s text:c="12"/>value = step.func(value);<text:line-break/><text:s text:c="12"/>result.push_back(value);<text:line-break/><text:s text:c="8"/>}<text:line-break/><text:s text:c="8"/>return result;<text:line-break/><text:s text:c="4"/>}<text:line-break/><text:s text:c="4"/>friend ostream&amp; operator&lt;&lt;(ostream&amp; os, const MyPipeLine&lt;T&gt;&amp; pipeline) {<text:line-break/><text:soft-page-break/><text:s text:c="8"/>os &lt;&lt; "Number of steps: " &lt;&lt; pipeline.size() &lt;&lt; endl;<text:line-break/><text:s text:c="8"/>for (size_t i = 0; i &lt; pipeline.size(); ++i) {<text:line-break/><text:s text:c="12"/>os &lt;&lt; i + 1 &lt;&lt; ") " &lt;&lt; pipeline.steps[i].name &lt;&lt; endl;<text:line-break/><text:s text:c="8"/>}<text:line-break/><text:s text:c="8"/>return os;<text:line-break/><text:s text:c="4"/>}<text:line-break/>};<text:line-break/><text:line-break/>int fibonacci(int n) {<text:line-break/><text:s text:c="4"/>if (n &lt;= 1) return n;<text:line-break/><text:s text:c="4"/>return fibonacci(n - 1) + fibonacci(n - 2);<text:line-break/>}<text:line-break/><text:line-break/>int main() {<text:line-break/><text:s text:c="4"/>MyPipeLine&lt;int&gt; intPipe;<text:line-break/><text:s text:c="4"/>intPipe.addStep("Fibbonachi's number", [](int value) {return fibonacci(value);});<text:line-break/><text:s text:c="4"/>intPipe.addStep("square", [](int value) {return value * value;});<text:line-break/><text:s text:c="4"/>intPipe.addStep("mod 16", [](int value) {return value % 16;});<text:line-break/><text:s text:c="4"/>cout &lt;&lt; intPipe &lt;&lt; endl;<text:line-break/><text:s text:c="4"/>cout &lt;&lt; intPipe.run(8) &lt;&lt; endl &lt;&lt; endl;<text:line-break/><text:s text:c="4"/>auto tracer = intPipe.trace(8);<text:line-break/><text:s text:c="4"/>for (auto&amp; i : tracer) {<text:line-break/><text:s text:c="8"/>cout &lt;&lt; i &lt;&lt; endl;<text:line-break/><text:s text:c="4"/>}<text:line-break/><text:s text:c="4"/>MyPipeLine&lt;string&gt; stringPipe;<text:line-break/><text:s text:c="4"/>stringPipe.addStep("quadriple", [](string value){return value + value + value + value;});<text:line-break/><text:s text:c="4"/>stringPipe.addStep("Remove A's", [](string value) {<text:line-break/><text:s text:c="8"/>for (size_t i = 0; i &lt; value.size(); ++i) {<text:line-break/><text:s text:c="12"/>if (value[i] == 'a' or value[i] == 'A') {<text:line-break/><text:s text:c="16"/>value.erase(i + value.begin());<text:line-break/><text:s text:c="16"/>i -= 1;<text:line-break/><text:s text:c="12"/>}<text:line-break/><text:s text:c="8"/>}<text:line-break/><text:s text:c="8"/>return value;<text:line-break/><text:s text:c="4"/>});<text:line-break/><text:s text:c="4"/>stringPipe.addStep("Upper", [](string value) {<text:line-break/><text:s text:c="8"/>for (char&amp; c : value) {<text:line-break/><text:soft-page-break/><text:s text:c="12"/>c = toupper(static_cast&lt;unsigned char&gt;(c));<text:line-break/><text:s text:c="8"/>}<text:line-break/><text:s text:c="8"/>return value;<text:line-break/><text:s text:c="4"/>});<text:line-break/><text:s text:c="4"/>cout &lt;&lt; endl &lt;&lt; stringPipe.run("Abracadabra") &lt;&lt; endl &lt;&lt; endl;<text:line-break/><text:s text:c="4"/>try {<text:line-break/><text:s text:c="8"/>intPipe.removeStep(100);<text:line-break/><text:s text:c="4"/>} catch (exception&amp; e) {<text:line-break/><text:s text:c="8"/>cout &lt;&lt; e.what() &lt;&lt; endl &lt;&lt; endl;<text:line-break/><text:s text:c="4"/>}<text:line-break/><text:s text:c="4"/>try {<text:line-break/><text:s text:c="8"/>stringPipe.addStep("", [](string value) {return value;});<text:line-break/><text:s text:c="4"/>} catch (exception&amp; e) {<text:line-break/><text:s text:c="8"/>cout &lt;&lt; e.what() &lt;&lt; endl;<text:line-break/><text:s text:c="4"/>}<text:line-break/>}</text:p>
      <text:p text:style-name="P264"/>
      <text:p text:style-name="Standard"><text:span text:style-name="T265">4.<text:s/></text:span><text:span text:style-name="T266">C</text:span><text:span text:style-name="T267">сылка на репризиторий:</text:span><text:s/><text:a xlink:href="https://github.com/Mirox-dev/Lab_10" office:target-frame-name="_top" xlink:show="replace"><text:span text:style-name="Гиперссылка">Mirox-dev/Lab_10</text:span></text:a></text:p>
      <text:p text:style-name="P268">5. Вывод:</text:p>
      <text:p text:style-name="Standard"><text:span text:style-name="T269">Н</text:span><text:span text:style-name="T270">аписал программу на C++,<text:s/></text:span><text:span text:style-name="T271">применил шаблоны при написании класса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Wingdings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Wingdings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Courier New" style:font-name-complex="Courier New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ourier New" style:font-name-complex="Courier New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Courier New" style:font-name-complex="Courier New"/>
    </style:style>
    <style:style style:name="WW_CharLFO10LVL2" style:family="text">
      <style:text-properties style:font-name="Wingdings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ourier New" style:font-name-complex="Courier New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Courier New" style:font-name-complex="Courier New"/>
    </style:style>
    <style:style style:name="WW_CharLFO12LVL2" style:family="text">
      <style:text-properties style:font-name="Wingdings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Courier New" style:font-name-complex="Courier New"/>
    </style:style>
    <style:style style:name="WW_CharLFO13LVL2" style:family="text">
      <style:text-properties style:font-name="Wingdings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Courier New" style:font-name-complex="Courier New"/>
    </style:style>
    <style:style style:name="WW_CharLFO14LVL2" style:family="text">
      <style:text-properties style:font-name="Wingdings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9916in" text:min-label-width="0.25in" text:list-level-position-and-space-mode="label-alignment">
          <style:list-level-label-alignment text:label-followed-by="listtab" fo:margin-left="5.2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5.4916in" text:min-label-width="0.25in" text:list-level-position-and-space-mode="label-alignment">
          <style:list-level-label-alignment text:label-followed-by="listtab" fo:margin-left="5.7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9916in" text:min-label-width="0.25in" text:list-level-position-and-space-mode="label-alignment">
          <style:list-level-label-alignment text:label-followed-by="listtab" fo:margin-left="6.2416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6LVL2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3" text:style-name="WW_CharLFO6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7LVL2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3" text:style-name="WW_CharLFO7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o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o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ourier New"/>
      </text:list-level-style-bullet>
      <text:list-level-style-bullet text:level="2" text:style-name="WW_CharLFO9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10LVL2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3" text:style-name="WW_CharLFO10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o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12LVL2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3" text:style-name="WW_CharLFO12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13LVL2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3" text:style-name="WW_CharLFO13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14LVL2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3" text:style-name="WW_CharLFO14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ser</meta:initial-creator>
    <dc:creator>Евгений Голуб</dc:creator>
    <meta:creation-date>2026-02-28T10:04:00Z</meta:creation-date>
    <dc:date>2026-02-28T10:04:00Z</dc:date>
    <meta:template xlink:href="Normal" xlink:type="simple"/>
    <meta:editing-cycles>2</meta:editing-cycles>
    <meta:editing-duration>PT60S</meta:editing-duration>
    <meta:document-statistic meta:page-count="6" meta:paragraph-count="13" meta:word-count="981" meta:character-count="6563" meta:row-count="46" meta:non-whitespace-character-count="5595"/>
  </office:meta>
</office:document-meta>
</file>